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OpenSymbol" svg:font-family="OpenSymbol"/>
    <style:font-face style:name="StarSymbol" svg:font-family="StarSymbol"/>
    <style:font-face style:name="Tahoma2" svg:font-family="Tahoma"/>
    <style:font-face style:name="Times New Roman1" svg:font-family="'Times New Roman', serif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6.262cm" fo:margin-left="1.358cm" table:align="left" style:writing-mode="lr-tb"/>
    </style:style>
    <style:style style:name="Tabela4.A" style:family="table-column">
      <style:table-column-properties style:column-width="1.27cm"/>
    </style:style>
    <style:style style:name="Tabela4.B" style:family="table-column">
      <style:table-column-properties style:column-width="4.9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itle">
      <style:paragraph-properties fo:text-align="end" style:justify-single-word="false"/>
      <style:text-properties fo:language="pt" fo:country="BR"/>
    </style:style>
    <style:style style:name="P11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1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4" style:family="paragraph" style:parent-style-name="Title">
      <style:paragraph-properties fo:margin-top="0.212cm" fo:margin-bottom="0cm" fo:text-align="end" style:justify-single-word="false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19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3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26" style:family="paragraph" style:parent-style-name="Título_20_4_20__2b__20_12_20_pt">
      <style:paragraph-properties fo:margin-left="2.752cm" fo:margin-right="0cm" fo:text-indent="0cm" style:auto-text-indent="false"/>
    </style:style>
    <style:style style:name="P27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28" style:family="paragraph" style:parent-style-name="RUP_20_Corpo_20_2">
      <style:paragraph-properties fo:margin-left="2.75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29" style:family="paragraph" style:parent-style-name="RUP_20_Corpo_20_2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30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31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32" style:family="paragraph" style:parent-style-name="Text_20_body">
      <style:paragraph-properties fo:margin-left="2.752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3" style:family="paragraph" style:parent-style-name="Standard">
      <style:text-properties style:language-asian="en" style:country-asian="US"/>
    </style:style>
    <style:style style:name="P3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5" style:family="paragraph" style:parent-style-name="Standard">
      <style:text-properties fo:language="pt" fo:country="BR" style:language-complex="ar" style:country-complex="SA"/>
    </style:style>
    <style:style style:name="P36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37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38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39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0" style:family="paragraph" style:parent-style-name="Contents_20_3">
      <style:paragraph-properties>
        <style:tab-stops>
          <style:tab-stop style:position="1.482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1" style:family="paragraph" style:parent-style-name="Título_20_4_20__2b__20_12_20_pt">
      <style:text-properties fo:language="pt" fo:country="BR" style:language-complex="ar" style:country-complex="SA"/>
    </style:style>
    <style:style style:name="P42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3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4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45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46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7" style:family="paragraph" style:parent-style-name="RUP_20_Instruções">
      <style:paragraph-properties fo:margin-left="1.48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48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9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50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5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2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53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54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5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56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7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58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59" style:family="paragraph" style:parent-style-name="Standard">
      <style:paragraph-properties fo:margin-left="1.69cm" fo:margin-right="0cm" fo:text-indent="0cm" style:auto-text-indent="false"/>
      <style:text-properties fo:language="pt" fo:country="BR" style:language-complex="ar" style:country-complex="SA"/>
    </style:style>
    <style:style style:name="P60" style:family="paragraph" style:parent-style-name="Heading_20_6">
      <style:paragraph-properties fo:margin-left="1.69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1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62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63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6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6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66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67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68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9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70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7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72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  <style:text-properties fo:language="pt" fo:country="BR" style:language-complex="ar" style:country-complex="SA"/>
    </style:style>
    <style:style style:name="P7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7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7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76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77" style:family="paragraph" style:parent-style-name="Heading_20_3">
      <style:paragraph-properties fo:margin-left="3.493cm" fo:margin-right="0cm" fo:text-indent="0cm" style:auto-text-indent="false"/>
      <style:text-properties fo:color="#000000" fo:language="pt" fo:country="BR" style:language-complex="ar" style:country-complex="SA"/>
    </style:style>
    <style:style style:name="P78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79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80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1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2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3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4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85" style:family="paragraph" style:parent-style-name="RUP_20_Corpo_20_1">
      <style:text-properties fo:language="pt" fo:country="BR" style:language-complex="ar" style:country-complex="SA"/>
    </style:style>
    <style:style style:name="P86" style:family="paragraph" style:parent-style-name="Contents_20_4">
      <style:paragraph-properties>
        <style:tab-stops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87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88" style:family="paragraph" style:parent-style-name="Text_20_body">
      <style:paragraph-properties fo:margin-left="1.48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9" style:family="paragraph" style:parent-style-name="Text_20_body">
      <style:paragraph-properties fo:margin-left="1.48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0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91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92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93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94" style:family="paragraph" style:parent-style-name="Text_20_body">
      <style:paragraph-properties fo:margin-left="2.54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95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6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97" style:family="paragraph" style:parent-style-name="Standard">
      <style:text-properties fo:language="pt" fo:country="BR" style:language-complex="ar" style:country-complex="SA"/>
    </style:style>
    <style:style style:name="P98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9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0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1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2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3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4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05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06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/>
    </style:style>
    <style:style style:name="P107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/>
    </style:style>
    <style:style style:name="P108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9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0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1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2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3" style:family="paragraph" style:parent-style-name="Heading_20_1" style:list-style-name="WW8Num21">
      <style:paragraph-properties fo:margin-left="1.27cm" fo:margin-right="0cm" fo:margin-top="0cm" fo:margin-bottom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4" style:family="paragraph" style:parent-style-name="Heading_20_1" style:list-style-name="WW8Num2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5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6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7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8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9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0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1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2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23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24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2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26" style:family="paragraph" style:parent-style-name="RUP_20_Corpo_20_1">
      <style:paragraph-properties fo:margin-left="0.619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27" style:family="paragraph" style:parent-style-name="RUP_20_Corpo_20_1">
      <style:paragraph-properties fo:margin-left="0.63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28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129" style:family="paragraph" style:parent-style-name="RUP_20_Corpo_20_2">
      <style:paragraph-properties fo:margin-left="2.75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30" style:family="paragraph" style:parent-style-name="RUP_20_Corpo_20_2">
      <style:paragraph-properties fo:margin-left="2.752cm" fo:margin-right="0cm" fo:margin-top="0cm" fo:margin-bottom="0cm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31" style:family="paragraph" style:parent-style-name="RUP_20_Corpo_20_2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32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133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34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35" style:family="paragraph" style:parent-style-name="Text_20_body">
      <style:paragraph-properties fo:margin-left="0.619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36" style:family="paragraph" style:parent-style-name="Text_20_body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37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38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39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40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41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42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43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44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45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46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47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48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49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50" style:family="paragraph" style:parent-style-name="Text_20_body" style:list-style-name="L3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51" style:family="paragraph" style:parent-style-name="Text_20_body" style:list-style-name="L3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52" style:family="paragraph" style:parent-style-name="Text_20_body" style:list-style-name="L3">
      <style:paragraph-properties fo:margin-left="2.752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53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style:language-complex="ar" style:country-complex="SA" style:font-style-complex="italic"/>
    </style:style>
    <style:style style:name="T6" style:family="text">
      <style:text-properties fo:language="pt" fo:country="BR" style:font-name-complex="Arial" style:language-complex="ar" style:country-complex="SA"/>
    </style:style>
    <style:style style:name="T7" style:family="text">
      <style:text-properties fo:font-size="16pt" fo:language="pt" fo:country="BR" fo:font-weight="normal" style:font-size-asian="16pt" style:font-weight-asian="normal" style:font-size-complex="16pt"/>
    </style:style>
    <style:style style:name="T8" style:family="text">
      <style:text-properties fo:font-size="16pt" fo:language="pt" fo:country="BR" style:font-size-asian="16pt" style:font-size-complex="16pt"/>
    </style:style>
    <style:style style:name="T9" style:family="text">
      <style:text-properties fo:font-size="10pt" fo:font-weight="normal" style:font-size-asian="10pt" style:language-asian="zxx" style:country-asian="none" style:font-weight-asian="normal"/>
    </style:style>
    <style:style style:name="T10" style:family="text">
      <style:text-properties fo:font-size="10pt" fo:font-weight="normal" style:font-size-asian="10pt" style:language-asian="zxx" style:country-asian="none" style:font-weight-asian="normal" style:font-name-complex="Arial"/>
    </style:style>
    <style:style style:name="T11" style:family="text">
      <style:text-properties fo:color="#008000" fo:font-size="10pt" style:font-size-asian="10pt" style:language-asian="zxx" style:country-asian="none"/>
    </style:style>
    <style:style style:name="T12" style:family="text">
      <style:text-properties style:font-name="Arial" fo:font-size="12pt" fo:language="pt" fo:country="BR" style:font-size-asian="12pt" style:language-complex="ar" style:country-complex="SA"/>
    </style:style>
    <style:style style:name="T13" style:family="text">
      <style:text-properties fo:color="#000000" fo:font-size="10pt" fo:font-weight="normal" style:font-size-asian="10pt" style:language-asian="zxx" style:country-asian="none" style:font-weight-asian="normal"/>
    </style:style>
    <style:style style:name="T14" style:family="text">
      <style:text-properties style:font-name="Arial" style:font-size-complex="10pt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fo:font-variant="normal" fo:text-transform="none" fo:font-style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/>
      <text:p text:style-name="P10"/>
      <text:p text:style-name="P10"/>
      <text:p text:style-name="P10"/>
      <text:p text:style-name="P33"/>
      <text:p text:style-name="P12">Termo de Abertura</text:p>
      <text:p text:style-name="P17"/>
      <text:p text:style-name="P34"/>
      <text:p text:style-name="P34"/>
      <text:p text:style-name="P34"/>
      <text:p text:style-name="P34"/>
      <text:p text:style-name="P12">Nome do Projeto - Versão X.X</text:p>
      <text:p text:style-name="P15">Iteração XX- Release X.X</text:p>
      <text:p text:style-name="P34"/>
      <text:p text:style-name="P34"/>
      <text:p text:style-name="P34"/>
      <text:p text:style-name="P34"/>
      <text:p text:style-name="P34"/>
      <text:p text:style-name="P14"><text:span text:style-name="T7">Versão do Documento:</text:span><text:span text:style-name="T8"> X.X</text:span></text:p>
      <text:p text:style-name="P34"/>
      <text:p text:style-name="P34"/>
      <text:p text:style-name="P34"/>
      <text:p text:style-name="P16"/>
      <text:p text:style-name="P13"/>
      <text:section text:style-name="Sect1" text:name="Seção1">
        <text:p text:style-name="Standard"/>
      </text:section>
      <text:section text:style-name="Sect2" text:name="Seção2">
        <text:p text:style-name="P36"/>
        <text:p text:style-name="P63">Histórico de Revisão</text:p>
        <text:p text:style-name="P35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65">Data</text:p>
            </table:table-cell>
            <table:table-cell table:style-name="Tabela2.A1" office:value-type="string">
              <text:p text:style-name="P71">Versão do Documento</text:p>
            </table:table-cell>
            <table:table-cell table:style-name="Tabela2.A1" office:value-type="string">
              <text:p text:style-name="P65">Descrição</text:p>
            </table:table-cell>
            <table:table-cell table:style-name="Tabela2.D1" office:value-type="string">
              <text:p text:style-name="P65">Autor</text:p>
            </table:table-cell>
          </table:table-row>
          <table:table-row table:style-name="Tabela2.1">
            <table:table-cell table:style-name="Tabela2.A2" office:value-type="string">
              <text:p text:style-name="P67">03/03/2010</text:p>
            </table:table-cell>
            <table:table-cell table:style-name="Tabela2.A2" office:value-type="string">
              <text:p text:style-name="P67"/>
            </table:table-cell>
            <table:table-cell table:style-name="Tabela2.A2" office:value-type="string">
              <text:p text:style-name="P69">Inicio da produção deste documento</text:p>
            </table:table-cell>
            <table:table-cell table:style-name="Tabela2.D2" office:value-type="string">
              <text:p text:style-name="P67">Vinicius G G R</text:p>
              <text:p text:style-name="P67">Amanda B S</text:p>
            </table:table-cell>
          </table:table-row>
          <table:table-row table:style-name="Tabela2.1">
            <table:table-cell table:style-name="Tabela2.A2" office:value-type="string">
              <text:p text:style-name="P67"/>
            </table:table-cell>
            <table:table-cell table:style-name="Tabela2.A2" office:value-type="string">
              <text:p text:style-name="P67"/>
            </table:table-cell>
            <table:table-cell table:style-name="Tabela2.A2" office:value-type="string">
              <text:p text:style-name="P67"/>
            </table:table-cell>
            <table:table-cell table:style-name="Tabela2.D2" office:value-type="string">
              <text:p text:style-name="P67"/>
            </table:table-cell>
          </table:table-row>
          <table:table-row table:style-name="Tabela2.1">
            <table:table-cell table:style-name="Tabela2.A2" office:value-type="string">
              <text:p text:style-name="P70"/>
              <text:p text:style-name="P66"/>
            </table:table-cell>
            <table:table-cell table:style-name="Tabela2.A2" office:value-type="string">
              <text:p text:style-name="P67"/>
            </table:table-cell>
            <table:table-cell table:style-name="Tabela2.A2" office:value-type="string">
              <text:p text:style-name="P67"/>
            </table:table-cell>
            <table:table-cell table:style-name="Tabela2.D2" office:value-type="string">
              <text:p text:style-name="P67"/>
            </table:table-cell>
          </table:table-row>
        </table:table>
        <text:p text:style-name="P35"/>
        <text:p text:style-name="P35"/>
        <text:p text:style-name="P11"/>
        <text:p text:style-name="P61">Sumário</text:p>
        <text:p text:style-name="P38"/>
        <text:p text:style-name="P38"/>
        <text:table-of-content text:style-name="Sect3" text:name="Sumário1">
          <text:table-of-content-source text:outline-level="5" text:use-index-marks="false" text:use-index-source-styles="true">
            <text:index-title-template text:style-name="Contents_5f_20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24"><text:a xlink:type="simple" xlink:href="#1.Apresentação do Projeto|outline"><text:span text:style-name="T4">1.Apresentação do Projeto<text:tab/>4</text:span></text:a></text:p>
            <text:p text:style-name="P24"><text:a xlink:type="simple" xlink:href="#2.Um resumo das condições que definem o projeto |outline"><text:span text:style-name="T4">2.Um resumo das condições que definem o projeto <text:tab/>4</text:span></text:a></text:p>
            <text:p text:style-name="P24"><text:a xlink:type="simple" xlink:href="#3.Matriz de Responsabilidades|outline"><text:span text:style-name="T4">3.Matriz de Responsabilidades<text:tab/>4</text:span></text:a></text:p>
            <text:p text:style-name="P24"><text:a xlink:type="simple" xlink:href="#4.Necessidades básicas do trabalho a ser realizado|outline"><text:span text:style-name="T4">4.Necessidades básicas do trabalho a ser realizado<text:tab/>5</text:span></text:a></text:p>
            <text:p text:style-name="P24"><text:a xlink:type="simple" xlink:href="#5.Descrição do Projeto|outline"><text:span text:style-name="T4">5.Descrição do Projeto<text:tab/>5</text:span></text:a></text:p>
            <text:p text:style-name="P40"><text:a xlink:type="simple" xlink:href="#5.1.1.Escopo do Projeto |outline"><text:span text:style-name="T4">5.1.1Escopo do Projeto <text:tab/>5</text:span></text:a></text:p>
            <text:p text:style-name="P40"><text:a xlink:type="simple" xlink:href="#5.1.2.Não-Escopo do Projeto |outline"><text:span text:style-name="T4">5.1.2Não-Escopo do Projeto <text:tab/>5</text:span></text:a></text:p>
            <text:p text:style-name="P40"><text:a xlink:type="simple" xlink:href="#5.1.3.Premissas do Projeto |outline"><text:span text:style-name="T4">5.1.3Premissas do Projeto <text:tab/>5</text:span></text:a></text:p>
            <text:p text:style-name="P40"><text:a xlink:type="simple" xlink:href="#5.1.4.Produto do Projeto |outline"><text:span text:style-name="T4">5.1.4Produto do Projeto <text:tab/>6</text:span></text:a></text:p>
            <text:p text:style-name="P86">5.4.1. Requisitos do Usuário<text:tab/>6</text:p>
            <text:p text:style-name="P25">5.4.1. Requisitos do Usuário<text:tab/>6</text:p>
            <text:p text:style-name="P86">5.4.1.1 [Requisito]<text:tab/>6</text:p>
            <text:p text:style-name="P25">5.4.1.1 [Requisito]<text:tab/>6</text:p>
            <text:p text:style-name="P86">5.4.2. Restrições do produto<text:tab/>6</text:p>
            <text:p text:style-name="P25">5.4.2. Restrições do produto<text:tab/>6</text:p>
            <text:p text:style-name="P86">5.4.3. Critério de qualidade do produto<text:tab/>7</text:p>
            <text:p text:style-name="P25">5.4.3. Critério de qualidade do produto<text:tab/>7</text:p>
            <text:p text:style-name="P40"><text:a xlink:type="simple" xlink:href="#5.1.5.Lista de Riscos|outline"><text:span text:style-name="T4">5.1.5Lista de Riscos<text:tab/>7</text:span></text:a></text:p>
            <text:p text:style-name="P40"><text:a xlink:type="simple" xlink:href="#5.1.6.Prioridades|outline"><text:span text:style-name="T4">5.1.6Prioridades<text:tab/>7</text:span></text:a></text:p>
            <text:p text:style-name="P40"><text:a xlink:type="simple" xlink:href="#5.1.7.Referências|outline"><text:span text:style-name="T4">5.1.7Referências<text:tab/>8</text:span></text:a></text:p>
            <text:p text:style-name="P40"><text:a xlink:type="simple" xlink:href="#5.1.8.Cronograma básico do projeto|outline"><text:span text:style-name="T4">5.1.8Cronograma básico do projeto<text:tab/>8</text:span></text:a></text:p>
            <text:p text:style-name="P40"><text:a xlink:type="simple" xlink:href="#5.1.9.Estimativas iniciais de custo|outline"><text:span text:style-name="T4">5.1.9Estimativas iniciais de custo<text:tab/>8</text:span></text:a></text:p>
            <text:p text:style-name="P24"><text:a xlink:type="simple" xlink:href="#6.Administração|outline"><text:span text:style-name="T4">6.Administração<text:tab/>8</text:span></text:a></text:p>
            <text:p text:style-name="P40"><text:a xlink:type="simple" xlink:href="#6.1.1.Necessidade inicial do Projeto|outline"><text:span text:style-name="T4">6.1.1Necessidade inicial do Projeto<text:tab/>8</text:span></text:a></text:p>
            <text:p text:style-name="P86">6.1.1. Necessidade de suporte pela organização<text:tab/>8</text:p>
            <text:p text:style-name="P25">6.1.1. Necessidade de suporte pela organização<text:tab/>8</text:p>
            <text:p text:style-name="P86">6.1.2. Controle e gerenciamento das informações do projeto<text:tab/>8</text:p>
            <text:p text:style-name="P25">6.1.2. Controle e gerenciamento das informações do projeto<text:tab/>8</text:p>
            <text:p text:style-name="P24"><text:a xlink:type="simple" xlink:href="#7.Assinaturas|outline"><text:span text:style-name="T4">7.Assinaturas<text:tab/>10</text:span></text:a></text:p>
          </text:index-body>
        </text:table-of-content>
        <text:p text:style-name="P62">Termo de Abertura</text:p>
        <text:p text:style-name="P38"/>
        <text:list text:style-name="WW8Num21">
          <text:list-item>
            <text:h text:style-name="P108" text:outline-level="1">Apresentação do Projeto</text:h>
          </text:list-item>
        </text:list>
        <text:p text:style-name="P54"/>
        <text:p text:style-name="P134">O Sistema de Cadastro e Controle para Consultório Odontológico (SCO) será uma solução em software para atender as necessidades do consultório odontológico. O intuito é tornar mais eficiente os serviços prestados, bem como, proporcionar maior segurança e confiabilidade nas informações armazenadas.</text:p>
        <text:p text:style-name="P133"/>
        <text:p text:style-name="P53"/>
        <text:list text:style-name="WW8Num21" text:continue-numbering="true">
          <text:list-item>
            <text:h text:style-name="P111" text:outline-level="1">Um resumo das condições que definem o projeto </text:h>
          </text:list-item>
        </text:list>
        <text:p text:style-name="P37"><text:s text:c="6"/></text:p>
        <text:p text:style-name="P104"><text:span text:style-name="T15">Os detentores do conhecimento do negócio trabalham no consultório em questão. A pessoa responsável por fornecer os requisitos se compromete a colaborar fornecendo as suas reais necessidades. Os possíveis usuários do sistema participarão do processo de desenvolvimento dos requisitos, podendo validar necessidades do sistema.</text:span></text:p>
        <text:p text:style-name="P105"/>
        <text:p text:style-name="P51"/>
        <text:list text:style-name="WW8Num21" text:continue-numbering="true">
          <text:list-item>
            <text:h text:style-name="P111" text:outline-level="1">Matriz de Responsabilidades</text:h>
          </text:list-item>
        </text:list>
        <text:p text:style-name="P56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78">Nome</text:p>
              </table:table-cell>
              <table:table-cell table:style-name="Tabela3.A1" office:value-type="string">
                <text:p text:style-name="P78">Dados</text:p>
              </table:table-cell>
              <table:table-cell table:style-name="Tabela3.A1" office:value-type="string">
                <text:p text:style-name="P78">Papel</text:p>
              </table:table-cell>
              <table:table-cell table:style-name="Tabela3.A1" office:value-type="string">
                <text:p text:style-name="P18">Empresa</text:p>
                <text:p text:style-name="P79">Área</text:p>
              </table:table-cell>
              <table:table-cell table:style-name="Tabela3.E1" office:value-type="string">
                <text:p text:style-name="P52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20">Vinicius Gardênio Guimarães Rodrigues</text:p>
            </table:table-cell>
            <table:table-cell table:style-name="Tabela3.A2" office:value-type="string">
              <text:p text:style-name="P80">E-mail: </text:p>
              <text:p text:style-name="P95">viiniiciius@gmail.com</text:p>
            </table:table-cell>
            <table:table-cell table:style-name="Tabela3.A2" office:value-type="string">
              <text:p text:style-name="P20">Gerente de Projeto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0">. Acompanhar os trabalhos da TI;</text:p>
              <text:p text:style-name="P19">. Verificar e garantir a qualidade do Produto;</text:p>
              <text:p text:style-name="P19">. Realizar reuniões semanais com a equipe;</text:p>
              <text:p text:style-name="P19">. Gerar toda a documentação gerencial;</text:p>
              <text:p text:style-name="P19">. Desenvolverr arquitetura do sistema;</text:p>
              <text:p text:style-name="P19">. Gerar produto.</text:p>
            </table:table-cell>
          </table:table-row>
          <table:table-row table:style-name="Tabela3.2">
            <table:table-cell table:style-name="Tabela3.A2" office:value-type="string">
              <text:p text:style-name="P20">Lidia Pires Barbosa </text:p>
            </table:table-cell>
            <table:table-cell table:style-name="Tabela3.A2" office:value-type="string">
              <text:p text:style-name="P80">E-mail: </text:p>
              <text:p text:style-name="P80">lidiapiresbarbosa@hotmail.com</text:p>
            </table:table-cell>
            <table:table-cell table:style-name="Tabela3.A2" office:value-type="string">
              <text:p text:style-name="P20">Cliente</text:p>
            </table:table-cell>
            <table:table-cell table:style-name="Tabela3.A2" office:value-type="string">
              <text:p text:style-name="P21">CLIENTE</text:p>
            </table:table-cell>
            <table:table-cell table:style-name="Tabela3.E2" office:value-type="string">
              <text:p text:style-name="P20">. Acompanhar os trabalhos do Datasus;</text:p>
              <text:p text:style-name="P19">. Garantir os recursos solicitados pela TI;</text:p>
              <text:p text:style-name="P19">. Validar o produto Realizar reuniões semanais com a equipe e TI;</text:p>
              <text:p text:style-name="P19">. Assinar e Homologar toda a documentação gerencial;</text:p>
              <text:p text:style-name="P22">. Dar o aceite.</text:p>
            </table:table-cell>
          </table:table-row>
          <table:table-row table:style-name="Tabela3.2">
            <table:table-cell table:style-name="Tabela3.A2" office:value-type="string">
              <text:p text:style-name="P20">Amanda Barbosa Silva</text:p>
            </table:table-cell>
            <table:table-cell table:style-name="Tabela3.A2" office:value-type="string">
              <text:p text:style-name="P80">E-mail: </text:p>
              <text:p text:style-name="P80">amanda.barbosabs@gmail.com</text:p>
              <text:p text:style-name="P81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3">. Obter aceite;</text:p>
              <text:p text:style-name="P23">. Realizar reuniões com o cliente;</text:p>
              <text:p text:style-name="P23">. Elaborar documento de análise;</text:p>
              <text:p text:style-name="P23">. Desenvolvimento do produto;</text:p>
              <text:p text:style-name="P22">. Validar o produto junto com o cliente;</text:p>
              <text:p text:style-name="P22"><text:soft-page-break/>. Garantir a qualidade do produto.</text:p>
            </table:table-cell>
          </table:table-row>
          <table:table-row table:style-name="Tabela3.5">
            <table:table-cell table:style-name="Tabela3.A2" office:value-type="string">
              <text:p text:style-name="P20">Fábio José</text:p>
            </table:table-cell>
            <table:table-cell table:style-name="Tabela3.A2" office:value-type="string">
              <text:p text:style-name="P80">E-mail: fabimgyn@gmail.com</text:p>
              <text:p text:style-name="P82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3">. Acompanhar os trabalhos da TI;</text:p>
              <text:p text:style-name="P23">. Garantir a qualidade do produto;</text:p>
              <text:p text:style-name="P23">. Desenvolvimento do produto;</text:p>
              <text:p text:style-name="P23">. Elaborar documentos de análise;</text:p>
              <text:p text:style-name="P22">. Validar o Produto.</text:p>
            </table:table-cell>
          </table:table-row>
          <table:table-row table:style-name="Tabela3.5">
            <table:table-cell table:style-name="Tabela3.A6" office:value-type="string">
              <text:p text:style-name="P20">Rafael Vieira de Almeida</text:p>
            </table:table-cell>
            <table:table-cell table:style-name="Tabela3.A6" office:value-type="string">
              <text:p text:style-name="P80">E-mail: rhafael.vieira@gmail.com</text:p>
            </table:table-cell>
            <table:table-cell table:style-name="Tabela3.A6" office:value-type="string">
              <text:p text:style-name="P20">Analista , Desenvolvedor , DB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3">. Modelagem de banco de dados</text:p>
              <text:p text:style-name="P23">. Desenvolvimento do produto</text:p>
              <text:p text:style-name="P23">. Validar o Produto</text:p>
              <text:p text:style-name="P23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20">Lena Lúcia Moraes e Guiliano Rangel</text:p>
            </table:table-cell>
            <table:table-cell table:style-name="Tabela3.A6" office:value-type="string">
              <text:p text:style-name="P80"/>
            </table:table-cell>
            <table:table-cell table:style-name="Tabela3.A6" office:value-type="string">
              <text:p text:style-name="P20">Orientação e Consultori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3">.Orientação ao longo do projeto</text:p>
              <text:p text:style-name="P23">. Validação de requisitos</text:p>
              <text:p text:style-name="P23">. Fornecer informações sobre a metodologia do projeto </text:p>
            </table:table-cell>
          </table:table-row>
        </table:table>
        <text:p text:style-name="P55"/>
        <text:list text:style-name="WW8Num21" text:continue-numbering="true">
          <text:list-item>
            <text:h text:style-name="P108" text:outline-level="1">Necessidades básicas do trabalho a ser realizado</text:h>
          </text:list-item>
        </text:list>
        <text:p text:style-name="P35"/>
        <text:p text:style-name="P56">Para a execução do projeto é indispensável a colaboração do cliente fornecendo e validando requisitos. O contratante deve garantir a infraestrutura básica a ser definida neste documento.</text:p>
        <text:p text:style-name="P57"/>
        <text:list text:style-name="WW8Num21" text:continue-numbering="true">
          <text:list-item>
            <text:h text:style-name="P108" text:outline-level="1">Descrição do Projeto</text:h>
          </text:list-item>
        </text:list>
        <text:p text:style-name="P57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5" text:outline-level="3">Escopo do Projeto </text:h>
                  </text:list-item>
                </text:list>
              </text:list-item>
            </text:list>
          </text:list-item>
        </text:list>
        <text:p text:style-name="P50"/>
        <text:p text:style-name="P106"><text:span text:style-name="T14">O sistema propõe automatizar o gerenciamento das informações inerentes as rotinas do consultório, são essas: cadastro de pacientes, funcionários, prestadores de serviços, fornecedores, tabela de serviços prestados, dentistas por especialidade, convênios, produtos fornecidos, orçamento (planejamento) por paciente; permitir a emissão de receituários e contratos; <text:s/>agendamento de pacientes. Além de relatórios de serviços prestados e de atendimentos. Funcionalidades que atualmente são realizadas manualmente, além dos novos recursos <text:s/>possibilitados pelo software.</text:span></text:p>
        <text:p text:style-name="P106"><text:span text:style-name="T14"/></text:p>
        <text:p text:style-name="P106">Para controle de acesso do sistema será implantada uma solução baseada em login e senha. Este sub-sistema irá gerenciar as permissões para acesso as funcionalidades do sistema.</text:p>
        <text:p text:style-name="P35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5" text:outline-level="3">Não-Escopo do Projeto </text:h>
                  </text:list-item>
                </text:list>
              </text:list-item>
            </text:list>
          </text:list-item>
        </text:list>
        <text:p text:style-name="P35"/>
        <text:list text:style-name="L1">
          <text:list-item>
            <text:p text:style-name="P98">Tudo o que não estiver definido no sub-item 5.1.1.</text:p>
          </text:list-item>
          <text:list-item>
            <text:p text:style-name="P98">Reforçando que o sistema não oferecerá recursos de controle financeiro (pagamento e recebimento de contas), apesar da solicitação do cliente.</text:p>
          </text:list-item>
          <text:list-item>
            <text:p text:style-name="P98">Embora possua recursos de internalização, apenas a língua portuguesa estará disponível.</text:p>
          </text:list-item>
          <text:list-item>
            <text:p text:style-name="P98">O sistema não se comunicará de forma ativa por meio de e-mails.</text:p>
          </text:list-item>
          <text:list-item>
            <text:p text:style-name="P98">O sistema por si só não garante a segurança das informações armazenadas, ou seja, não é responsável por backup de toda e qualquer informação alimentada.</text:p>
          </text:list-item>
          <text:list-item>
            <text:p text:style-name="P103"><text:soft-page-break/><text:span text:style-name="T6">Apesar da solicitação do cliente de que ha</text:span>ja um lugar onde o usuário possa informar sua contas mensais e pagamentos, e que fosse informado quanto à proximidade do vencimento, não será implementado. </text:p>
          </text:list-item>
        </text:list>
        <text:p text:style-name="P83"/>
        <text:p text:style-name="P83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5" text:outline-level="3">Premissas do Projeto </text:h>
                  </text:list-item>
                </text:list>
              </text:list-item>
            </text:list>
          </text:list-item>
        </text:list>
        <text:p text:style-name="P35"/>
        <text:p text:style-name="P126">Para que o projeto seja possível, as premissas apresentadas a seguir devem ser cumpridas.</text:p>
        <text:p text:style-name="P126"/>
        <text:p text:style-name="P135">O produto trabalhará com um infraestrutura básica de no mínimo dois computadores. Será necessária uma máquina para servidor e no mínimo uma máquina para utilização como cliente. Os sistemas deverão ter a configuração mínima recomendada. <text:s/>Os usuários precisam ter conhecimentos básicos em informática para conseguir utilizar o sistema. A infraestrutura de rede que interligará os pontos do sistema precisa ser confiável e não é de responsabilidade do contratado garantir o seu funcionamento, embora seja necessária para o funcionamento.</text:p>
        <text:p text:style-name="P135">O banco de dados da aplicação não poderá ser manipulado manualmente sem consulta prévia, sob consequência de corromper os dados da aplicação, que, consequentemente fará com que a aplicação não funcione de forma adequada.</text:p>
        <text:p text:style-name="P135">Será de responsabilidade do cliente garantir a privacidade e segurança das informações do banco de dados do sistema.</text:p>
        <text:p text:style-name="P83"><text:s/></text:p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5" text:outline-level="3">Produto do Projeto </text:h>
                  </text:list-item>
                </text:list>
              </text:list-item>
            </text:list>
          </text:list-item>
        </text:list>
        <text:p text:style-name="P58"/>
        <text:p text:style-name="P127">O produto do projeto se caracteriza como uma solução em software para o consultório odontológico, permitindo gerenciar de forma eficiente e confiável as informações relativas ao funcionamento do consultório.</text:p>
        <text:p text:style-name="P127"/>
        <text:p text:style-name="P127">Os sistemas web tem como característica a facilidade de acesso através de uma rede de computadores. Por meio de um computador o sistema proposto possibilitará, através de uma interface web, o acesso as funcionalidades. </text:p>
        <text:p text:style-name="P58"/>
        <text:p text:style-name="P41">5.4.1. Requisitos do Usuário</text:p>
        <text:p text:style-name="P35"/>
        <text:p text:style-name="P130">O solução em software apresentada atenderá as necessidades exigidas pelo clientes, definindo suas funcionalidades e, consequentemente, principais características.</text:p>
        <text:p text:style-name="P130"/>
        <text:p text:style-name="P130">O principal objetivo do sistema é tornar ágil as tarefas realizadas pelo usuário, além de garantir novas funcionalidades (atualmente não utilizadas pelo cliente) e garantir a consistência dos dados.</text:p>
        <text:p text:style-name="P130"/>
        <text:p text:style-name="P131"><text:span text:style-name="T16">Em um primeiro momento, o cliente nos informou que deseja um sistema de cadastro de seus pacientes e controle de serviços para seu consultório. Os procedimentos são, atualmente, realizados manualmente. Foi relatado que o cadastro de seus pacientes é feito através de uma ficha contendo os campos:</text:span></text:p>
        <text:list text:style-name="L2">
          <text:list-item>
            <text:p text:style-name="P137"><text:span text:style-name="T16">Nome;</text:span></text:p>
          </text:list-item>
          <text:list-item>
            <text:p text:style-name="P137"><text:span text:style-name="T16">Categoria (convênio ou particular);</text:span></text:p>
          </text:list-item>
          <text:list-item>
            <text:p text:style-name="P137"><text:span text:style-name="T16">Data de início do tratamento;</text:span></text:p>
          </text:list-item>
          <text:list-item>
            <text:p text:style-name="P137"><text:span text:style-name="T16">Data de nascimento;</text:span></text:p>
          </text:list-item>
          <text:list-item>
            <text:p text:style-name="P137"><text:span text:style-name="T16">Endereço;</text:span></text:p>
          </text:list-item>
          <text:list-item>
            <text:p text:style-name="P137"><text:span text:style-name="T16">Telefone comercial, residencial, celular e outros;</text:span></text:p>
          </text:list-item>
          <text:list-item>
            <text:p text:style-name="P137"><text:span text:style-name="T16">Observações;</text:span></text:p>
          </text:list-item>
          <text:list-item>
            <text:p text:style-name="P137"><text:span text:style-name="T16">Término do tratamento;</text:span></text:p>
          </text:list-item>
          <text:list-item>
            <text:p text:style-name="P137"><text:span text:style-name="T16">Data de retorno;</text:span></text:p>
          </text:list-item>
          <text:list-item>
            <text:p text:style-name="P137"><text:span text:style-name="T16">Odontograma;</text:span></text:p>
          </text:list-item>
          <text:list-item>
            <text:p text:style-name="P137"><text:soft-page-break/><text:span text:style-name="T16">Anamnese (folha anexada à ficha de cadastro);</text:span></text:p>
          </text:list-item>
          <text:list-item>
            <text:p text:style-name="P137"><text:span text:style-name="T16">Planejamento;</text:span></text:p>
          </text:list-item>
          <text:list-item>
            <text:p text:style-name="P137"><text:span text:style-name="T16">Honorários.</text:span></text:p>
          </text:list-item>
        </text:list>
        <text:p text:style-name="P131"><text:span text:style-name="T16"/></text:p>
        <text:p text:style-name="P131"><text:span text:style-name="T16">O cliente sugeriu que fosse adicionado os seguintes campos a ficha de cadastro de paciente:</text:span></text:p>
        <text:list text:style-name="L3">
          <text:list-item>
            <text:p text:style-name="P150"><text:span text:style-name="T16">E-mail;</text:span></text:p>
          </text:list-item>
          <text:list-item>
            <text:p text:style-name="P150"><text:span text:style-name="T16">Quem indicou;</text:span></text:p>
          </text:list-item>
          <text:list-item>
            <text:p text:style-name="P150"><text:span text:style-name="T16">Mãe e pai (responsáveis para menores).</text:span></text:p>
          </text:list-item>
        </text:list>
        <text:p text:style-name="P136"><text:span text:style-name="T16"/></text:p>
        <text:p text:style-name="P136"><text:span text:style-name="T16">Os campos permitem a caracteriazação do paciente, o controle dos serviços prestados e dos honorários recebidos, facilita o contato com o paciente.</text:span></text:p>
        <text:p text:style-name="P28"/>
        <text:p text:style-name="P28"/>
        <text:p text:style-name="P28">Esta seção relaciona todos os requisitos do usuário, que podem ser condições ou capacidades que o sistema deverá satisfazer.</text:p>
        <text:p text:style-name="P31">Cada recurso é um serviço desejado externamente que normalmente exige uma série de entradas para alcançar os resultados desejados. Por exemplo: "Fornecer uma interface para coleta de dados".</text:p>
        <text:p text:style-name="P31">Como o Documento é revisado por uma ampla variedade de pessoas envolvidas, o nível de detalhamento terá que ser genérico o bastante para que todos possam compreendê-lo. Esses recursos serão a base fundamental do gerenciamento do projeto, do gerenciamento do escopo e da definição do produto. Esses recursos deverão incluir uma descrição da funcionalidade e de todas as questões de usabilidade relevantes que deverão ser abordadas.</text:p>
        <text:p text:style-name="P31">Evite o design. Mantenha as descrições dos recursos em um nível geral. [Concentre-se nos recursos necessários e no porque (e não em como) eles deverão ser implementados.]</text:p>
        <text:p text:style-name="P31"/>
        <text:p text:style-name="P26"><text:span text:style-name="Título_20_5_20_Char"><text:span text:style-name="T12">5.4.1.1 [Requisito</text:span></text:span><text:span text:style-name="T5">]</text:span></text:p>
        <text:p text:style-name="P27"/>
        <text:p text:style-name="P90"><text:s/>[Descrever o requisito.]</text:p>
        <text:p text:style-name="P31"/>
        <text:p text:style-name="P41">5.4.2. Restrições do produto</text:p>
        <text:p text:style-name="P59"/>
        <text:p text:style-name="P41">5.4.3. Critério de qualidade do produto</text:p>
        <text:p text:style-name="P35"/>
        <text:p text:style-name="P29">Esta seção descreve os critérios que devem ser atingidos para que o produto seja aprovado pelo cliente. </text:p>
        <text:p text:style-name="P30">[Descreva a seção. Por exemplo: listar critérios relativos à robustez, tolerância à falhas, usabilidade e características similares. Liste também os padrões aplicáveis, os padrões de hardware ou plataforma, requisitos de performance e requisitos de ambiente que serão necessários para que o sucesso seja alcançado.</text:p>
        <text:p text:style-name="P30">Por exemplo:</text:p>
        <text:p text:style-name="P30">Robustez – “O sistema deve se manter estável, quando for detectada instabilidade na rede”.</text:p>
        <text:p text:style-name="P30">Tolerância a falhas – “Os erros encontrados no sistema não devem comprometer a integridade das informações gerenciadas através do mesmo”.</text:p>
        <text:p text:style-name="P30">Requisitos de performance – “A variação do número de usuários logados no sistema não deve comprometer o desempenho do sistema”.</text:p>
        <text:p text:style-name="P30">Listar, também, padrões aplicáveis de hardware ou de plataforma.]</text:p>
        <text:p text:style-name="P31"/>
        <text:p text:style-name="P31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5" text:outline-level="3">Lista de Riscos</text:h>
                  </text:list-item>
                </text:list>
              </text:list-item>
            </text:list>
          </text:list-item>
        </text:list>
        <text:p text:style-name="P87"/>
        <text:p text:style-name="P87"><text:soft-page-break/>Esta seção descreve a lista de riscos para o Projeto identificados durante a elaboração da Visão do Projeto.</text:p>
        <text:p text:style-name="P46">[Poderão ser descritas ações para mitigar, evitar e contingenciar cada risco listado.]</text:p>
        <text:p text:style-name="P35"/>
        <text:p text:style-name="P35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5" text:outline-level="3">Prioridades</text:h>
                  </text:list-item>
                </text:list>
              </text:list-item>
            </text:list>
          </text:list-item>
        </text:list>
        <text:p text:style-name="P46"/>
        <text:p text:style-name="P87">Esta seção apresenta as prioridades das características do produto, de acordo com a visão do cliente.</text:p>
        <text:p text:style-name="P47">[Descrever as prioridades dadas pelo cliente para as características que serão desenvolvidas, podendo ser divididas em termos de versões do produto, por exemplo:</text:p>
        <text:p text:style-name="P47">A versão 1 deve contemplar as seguintes características:</text:p>
        <text:p text:style-name="P91">Logon</text:p>
        <text:p text:style-name="P91">Registro de Cursos</text:p>
        <text:p text:style-name="P91"/>
        <text:p text:style-name="P47">A versão 2 deve incluir:</text:p>
        <text:p text:style-name="P91">Envio de notas dos alunos</text:p>
        <text:p text:style-name="P91">Visualização de notas</text:p>
        <text:p text:style-name="P91"/>
        <text:p text:style-name="P43">As características para a versão 3 ainda não estão definidas. Só está previsto que herdará as funcionalidades já existentes.]</text:p>
        <text:p text:style-name="P44"/>
        <text:p text:style-name="P44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21" text:outline-level="3">Referências</text:h>
                  </text:list-item>
                </text:list>
              </text:list-item>
            </text:list>
          </text:list-item>
        </text:list>
        <text:p text:style-name="P76"/>
        <text:p text:style-name="P45">Esta seção apresenta todas as referências utilizadas neste documento.</text:p>
        <text:p text:style-name="P76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49">1.</text:p>
            </table:table-cell>
            <table:table-cell table:style-name="Tabela4.A1" office:value-type="string">
              <text:p text:style-name="P72">[Descrição da referência]</text:p>
            </table:table-cell>
          </table:table-row>
          <table:table-row table:style-name="Tabela4.1">
            <table:table-cell table:style-name="Tabela4.A1" office:value-type="string">
              <text:p text:style-name="P49">2.</text:p>
            </table:table-cell>
            <table:table-cell table:style-name="Tabela4.A1" office:value-type="string">
              <text:p text:style-name="P72">[Descrição da referência]</text:p>
            </table:table-cell>
          </table:table-row>
          <table:table-row table:style-name="Tabela4.1">
            <table:table-cell table:style-name="Tabela4.A1" office:value-type="string">
              <text:p text:style-name="P49"/>
            </table:table-cell>
            <table:table-cell table:style-name="Tabela4.A1" office:value-type="string">
              <text:p text:style-name="P49"/>
            </table:table-cell>
          </table:table-row>
        </table:table>
        <text:h text:style-name="P96" text:outline-level="3"/>
        <text:p text:style-name="P35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22" text:outline-level="3">Cronograma básico do projeto</text:h>
                  </text:list-item>
                </text:list>
              </text:list-item>
            </text:list>
          </text:list-item>
        </text:list>
        <text:p text:style-name="P35"/>
        <text:p text:style-name="P48">[Esta de seção informa a previsão início e a duração.]</text:p>
        <text:p text:style-name="P48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22" text:outline-level="3">Estimativas iniciais de custo</text:h>
                  </text:list-item>
                </text:list>
              </text:list-item>
            </text:list>
          </text:list-item>
        </text:list>
        <text:p text:style-name="P35"/>
        <text:p text:style-name="P93">[Esta seção informa o orçamento do projeto.] </text:p>
        <text:p text:style-name="P93"/>
        <text:p text:style-name="P93"/>
        <text:list text:style-name="WW8Num21" text:continue-numbering="true">
          <text:list-item>
            <text:h text:style-name="P113" text:outline-level="1">Administração</text:h>
          </text:list-item>
        </text:list>
        <text:p text:style-name="P35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22" text:outline-level="3">Necessidade inicial do Projeto</text:h>
                  </text:list-item>
                </text:list>
              </text:list-item>
            </text:list>
          </text:list-item>
        </text:list>
        <text:p text:style-name="P35"/>
        <text:p text:style-name="P48">[Descrever a necessidade inicial de recursos humanos, equipamentos e material – descrição breve da equipe.]</text:p>
        <text:p text:style-name="P48"/>
        <text:p text:style-name="P42">6.1.1. Necessidade de suporte pela organização</text:p>
        <text:p text:style-name="P42"/>
        <text:p text:style-name="P32">[Descrever se existe uma necessidade de apoio organizacional ou se o projeto será considerado como um projeto isolado.]</text:p>
        <text:p text:style-name="P94"><text:soft-page-break/></text:p>
        <text:p text:style-name="P42">6.1.2. Controle e gerenciamento das informações do projeto</text:p>
        <text:p text:style-name="P42"/>
        <text:p text:style-name="P32">[Descrever como serão armazenadas e gerenciadas as informações do projeto – site, papel, documentos.]</text:p>
        <text:p text:style-name="P35"/>
        <text:p text:style-name="P48"/>
        <text:p text:style-name="P35"/>
        <text:p text:style-name="P35"/>
        <text:h text:style-name="P77" text:outline-level="3"/>
        <text:p text:style-name="P84"/>
        <text:h text:style-name="P60" text:outline-level="6"/>
        <text:p text:style-name="P88"/>
        <text:p text:style-name="P89"/>
        <text:list text:style-name="WW8Num21" text:continue-numbering="true">
          <text:list-item>
            <text:h text:style-name="P114" text:outline-level="1">Assinaturas</text:h>
          </text:list-item>
        </text:list>
        <text:p text:style-name="P35"/>
        <text:p text:style-name="P64"><text:span text:style-name="T9">Os abaixo assinados estão de acordo com o conteúdo do documento “</text:span><text:span text:style-name="T10">Termo de Abertura</text:span><text:span text:style-name="T9">”, do Sistema &lt;</text:span><text:span text:style-name="T11">Nome do Sistema</text:span><text:span text:style-name="T9">&gt;, versão </text:span><text:span text:style-name="T11">9.9</text:span><text:span text:style-name="T13">,</text:span><text:span text:style-name="T11"> Módulo </text:span><text:span text:style-name="T9">&lt;</text:span><text:span text:style-name="T11">Nome do Módulo – apenas se o Sistema estiver repartido em Módulos</text:span><text:span text:style-name="T9">&gt;, release </text:span><text:span text:style-name="T11">9.9</text:span><text:span text:style-name="T13"> &lt;Nº. da versão do módulo&gt;</text:span><text:span text:style-name="T9">.</text:span></text:p>
        <text:p text:style-name="P85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74"/>
              <text:p text:style-name="P73">Data: ___/___/_____</text:p>
              <text:p text:style-name="P73"/>
              <text:p text:style-name="P73"/>
              <text:p text:style-name="P75"/>
            </table:table-cell>
            <table:table-cell table:style-name="Tabela5.A1" office:value-type="string">
              <text:p text:style-name="P74"/>
              <text:p text:style-name="P73">Data: ___/___/_____</text:p>
              <text:p text:style-name="P73"/>
              <text:p text:style-name="P73"/>
              <text:p text:style-name="P75"/>
            </table:table-cell>
          </table:table-row>
          <table:table-row table:style-name="Tabela5.2">
            <table:table-cell table:style-name="Tabela5.A1" office:value-type="string">
              <text:p text:style-name="P92">Nome Completo</text:p>
              <text:p text:style-name="P68">Papel e/ou cargo</text:p>
              <text:p text:style-name="P68"/>
            </table:table-cell>
            <table:table-cell table:style-name="Tabela5.A1" office:value-type="string">
              <text:p text:style-name="P92">Nome Completo</text:p>
              <text:p text:style-name="P68">Papel e/ou cargo</text:p>
            </table:table-cell>
          </table:table-row>
        </table:table>
        <text:p text:style-name="P85"/>
        <text:p text:style-name="P85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74"/>
              <text:p text:style-name="P73">Data: ___/___/_____</text:p>
              <text:p text:style-name="P73"/>
              <text:p text:style-name="P73"/>
              <text:p text:style-name="P75"/>
            </table:table-cell>
            <table:table-cell table:style-name="Tabela6.A1" office:value-type="string">
              <text:p text:style-name="P74"/>
              <text:p text:style-name="P73">Data: ___/___/_____</text:p>
              <text:p text:style-name="P73"/>
              <text:p text:style-name="P73"/>
              <text:p text:style-name="P75"/>
            </table:table-cell>
          </table:table-row>
          <table:table-row table:style-name="Tabela6.2">
            <table:table-cell table:style-name="Tabela6.A1" office:value-type="string">
              <text:p text:style-name="P92">Nome Completo</text:p>
              <text:p text:style-name="P68">Papel e/ou cargo</text:p>
            </table:table-cell>
            <table:table-cell table:style-name="Tabela6.A1" office:value-type="string">
              <text:p text:style-name="P92">Nome Completo</text:p>
              <text:p text:style-name="P68">Papel e/ou cargo</text:p>
            </table:table-cell>
          </table:table-row>
        </table:table>
        <text:p text:style-name="P35"/>
        <text:p text:style-name="P3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OpenSymbol" svg:font-family="OpenSymbol"/>
    <style:font-face style:name="StarSymbol" svg:font-family="StarSymbol"/>
    <style:font-face style:name="Tahoma2" svg:font-family="Tahoma"/>
    <style:font-face style:name="Times New Roman1" svg:font-family="'Times New Roman', serif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list-style-name="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">
      <text:list-level-style-number text:level="1" style:num-format="1" text:start-value="2"/>
      <text:list-level-style-number text:level="2" style:num-format="1" text:start-value="3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">
        <style:text-properties style:font-name="Symbol"/>
      </text:list-level-style-bullet>
      <text:list-level-style-bullet text:level="2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text-properties style:font-name="Wingdings"/>
      </text:list-level-style-bullet>
      <text:list-level-style-bullet text:level="4" text:style-name="WW8Num5z0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text-properties style:font-name="Wingdings"/>
      </text:list-level-style-bullet>
      <text:list-level-style-bullet text:level="7" text:style-name="WW8Num5z0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text:style-name="WW8Num6z0" style:num-format="1" text:start-value="2"/>
      <text:list-level-style-number text:level="2" text:style-name="WW8Num6z1" style:num-format="1" text:start-value="4" text:display-levels="2"/>
      <text:list-level-style-number text:level="3" text:style-name="WW8Num6z0" style:num-format="1" text:display-levels="3"/>
      <text:list-level-style-number text:level="4" text:style-name="WW8Num6z0" style:num-format="1" text:display-levels="4"/>
      <text:list-level-style-number text:level="5" text:style-name="WW8Num6z0" style:num-format="1" text:display-levels="5"/>
      <text:list-level-style-number text:level="6" text:style-name="WW8Num6z0" style:num-format="1" text:display-levels="6"/>
      <text:list-level-style-number text:level="7" text:style-name="WW8Num6z0" style:num-format="1" text:display-levels="7"/>
      <text:list-level-style-number text:level="8" text:style-name="WW8Num6z0" style:num-format="1" text:display-levels="8"/>
      <text:list-level-style-number text:level="9" text:style-name="WW8Num6z0" style:num-format="1" text:display-levels="9"/>
      <text:list-level-style-number text:level="10" style:num-suffix="." style:num-format="1"/>
    </text:list-style>
    <text:list-style style:name="WW8Num7" text:consecutive-numbering="true">
      <text:list-level-style-bullet text:level="1" text:style-name="WW8Num7z0" style:num-suffix="." text:bullet-char="">
        <style:text-properties style:font-name="Wingdings"/>
      </text:list-level-style-bullet>
      <text:list-level-style-bullet text:level="2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text-properties style:font-name="Wingdings"/>
      </text:list-level-style-bullet>
      <text:list-level-style-bullet text:level="4" text:style-name="WW8Num7z3" style:num-suffix="." text:bullet-char="">
        <style:text-properties style:font-name="Symbol"/>
      </text:list-level-style-bullet>
      <text:list-level-style-bullet text:level="5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text-properties style:font-name="Wingdings"/>
      </text:list-level-style-bullet>
      <text:list-level-style-bullet text:level="7" text:style-name="WW8Num7z3" style:num-suffix="." text:bullet-char="">
        <style:text-properties style:font-name="Symbol"/>
      </text:list-level-style-bullet>
      <text:list-level-style-bullet text:level="8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 text:start-value="3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9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">
        <style:text-properties style:font-name="Wingdings"/>
      </text:list-level-style-bullet>
      <text:list-level-style-bullet text:level="2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number text:level="1" style:num-suffix="." style:num-format="1" text:start-value="9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0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2" text:consecutive-numbering="true">
      <text:list-level-style-bullet text:level="1" text:style-name="WW8Num22z0" style:num-suffix="." text:bullet-char="">
        <style:text-properties style:font-name="Symbol"/>
      </text:list-level-style-bullet>
      <text:list-level-style-bullet text:level="2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text-properties style:font-name="Wingdings"/>
      </text:list-level-style-bullet>
      <text:list-level-style-bullet text:level="4" text:style-name="WW8Num22z0" style:num-suffix="." text:bullet-char="">
        <style:text-properties style:font-name="Symbol"/>
      </text:list-level-style-bullet>
      <text:list-level-style-bullet text:level="5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text-properties style:font-name="Wingdings"/>
      </text:list-level-style-bullet>
      <text:list-level-style-bullet text:level="7" text:style-name="WW8Num22z0" style:num-suffix="." text:bullet-char="">
        <style:text-properties style:font-name="Symbol"/>
      </text:list-level-style-bullet>
      <text:list-level-style-bullet text:level="8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5">
      <text:list-level-style-bullet text:level="1" text:style-name="WW8Num25z0" style:num-suffix="." text:bullet-char="">
        <style:text-properties style:font-name="Wingdings"/>
      </text:list-level-style-bullet>
      <text:list-level-style-bullet text:level="2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text-properties style:font-name="Wingdings"/>
      </text:list-level-style-bullet>
      <text:list-level-style-bullet text:level="4" text:style-name="WW8Num25z3" style:num-suffix="." text:bullet-char="">
        <style:text-properties style:font-name="Symbol"/>
      </text:list-level-style-bullet>
      <text:list-level-style-bullet text:level="5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text-properties style:font-name="Wingdings"/>
      </text:list-level-style-bullet>
      <text:list-level-style-bullet text:level="7" text:style-name="WW8Num25z3" style:num-suffix="." text:bullet-char="">
        <style:text-properties style:font-name="Symbol"/>
      </text:list-level-style-bullet>
      <text:list-level-style-bullet text:level="8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6" text:consecutive-numbering="true">
      <text:list-level-style-bullet text:level="1" text:style-name="WW8Num26z0" style:num-suffix="." text:bullet-char="">
        <style:text-properties style:font-name="Wingdings"/>
      </text:list-level-style-bullet>
      <text:list-level-style-number text:level="2" text:style-name="WW8Num26z1" style:num-suffix="." style:num-format="1"/>
      <text:list-level-style-bullet text:level="3" text:style-name="WW8Num26z2" style:num-suffix="." text:bullet-char="">
        <style:text-properties style:font-name="Wingdings"/>
      </text:list-level-style-bullet>
      <text:list-level-style-bullet text:level="4" text:style-name="WW8Num26z3" style:num-suffix="." text:bullet-char="">
        <style:text-properties style:font-name="Symbol"/>
      </text:list-level-style-bullet>
      <text:list-level-style-bullet text:level="5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text-properties style:font-name="Wingdings"/>
      </text:list-level-style-bullet>
      <text:list-level-style-bullet text:level="7" text:style-name="WW8Num26z3" style:num-suffix="." text:bullet-char="">
        <style:text-properties style:font-name="Symbol"/>
      </text:list-level-style-bullet>
      <text:list-level-style-bullet text:level="8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7">
      <text:list-level-style-number text:level="1" text:style-name="WW8Num27z0" style:num-format="1" text:start-value="2"/>
      <text:list-level-style-number text:level="2" text:style-name="WW8Num27z0" style:num-format="1" text:start-value="4" text:display-levels="2"/>
      <text:list-level-style-number text:level="3" text:style-name="WW8Num27z0" style:num-format="1" text:display-levels="3"/>
      <text:list-level-style-number text:level="4" text:style-name="WW8Num27z0" style:num-format="1" text:display-levels="4"/>
      <text:list-level-style-number text:level="5" text:style-name="WW8Num27z0" style:num-format="1" text:display-levels="5"/>
      <text:list-level-style-number text:level="6" text:style-name="WW8Num27z0" style:num-format="1" text:display-levels="6"/>
      <text:list-level-style-number text:level="7" text:style-name="WW8Num27z0" style:num-format="1" text:display-levels="7"/>
      <text:list-level-style-number text:level="8" text:style-name="WW8Num27z0" style:num-format="1" text:display-levels="8"/>
      <text:list-level-style-number text:level="9" text:style-name="WW8Num27z0" style:num-format="1" text:display-levels="9"/>
      <text:list-level-style-number text:level="10" style:num-suffix="." style:num-format="1"/>
    </text:list-style>
    <text:list-style style:name="WW8Num2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" text:consecutive-numbering="true">
      <text:list-level-style-bullet text:level="1" text:style-name="WW8Num29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0">
      <text:list-level-style-number text:level="1" style:num-format="1" text:start-value="2"/>
      <text:list-level-style-number text:level="2" style:num-prefix="2.6" style:num-format="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2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28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2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7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3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do Projeto - Termo de Abertura</text:span><text:span text:style-name="Page_20_Number"><text:span text:style-name="T3"><text:tab/></text:span></text:span><text:span text:style-name="Page_20_Number"><text:span text:style-name="T2">mds - tda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0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05:23</meta:creation-date>
    <dc:date>2010-03-04T22:05:25</dc:date>
    <meta:editing-cycles>37</meta:editing-cycles>
    <meta:editing-duration>PT4H12M26S</meta:editing-duration>
    <meta:user-defined meta:name="Info 1"/>
    <meta:user-defined meta:name="Info 2"/>
    <meta:user-defined meta:name="Info 3"/>
    <meta:user-defined meta:name="Info 4"/>
    <meta:document-statistic meta:table-count="6" meta:image-count="2" meta:object-count="0" meta:page-count="10" meta:paragraph-count="219" meta:word-count="1743" meta:character-count="11774"/>
  </office:meta>
</office:document-meta>
</file>